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draw:fill="soli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0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objectwithoutfill">
      <style:graphic-properties draw:stroke="dash" svg:stroke-width="0.1cm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5.2cm" svg:height="3.2cm" svg:x="13.2cm" svg:y="11.9cm">
          <text:p text:style-name="P1">Train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3" draw:id="id3" draw:layer="layout" svg:width="5.9cm" svg:height="2.3cm" svg:x="22.7cm" svg:y="3.3cm">
          <text:p text:style-name="P1"><text:span text:style-name="T1">InterfaceWithDMI 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917cm" svg:y1="7.578cm" svg:x2="20.518cm" svg:y2="10.707cm" draw:start-shape="id1" draw:start-glue-point="9" draw:end-shape="id2" draw:end-glue-point="5" svg:d="m17917 7578c0 2359 2601 795 2601 3129" svg:viewBox="0 0 2602 3130">
          <text:p/>
        </draw:connector>
        <draw:connector draw:style-name="gr3" draw:text-style-name="P1" draw:layer="layout" draw:type="curve" svg:x1="17.917cm" svg:y1="6.022cm" svg:x2="22.7cm" svg:y2="4.45cm" draw:start-shape="id1" draw:start-glue-point="11" draw:end-shape="id3" draw:end-glue-point="6" svg:d="m17917 6022c0-1048 1594-1572 4783-1572" svg:viewBox="0 0 4784 1573">
          <text:p/>
        </draw:connector>
        <draw:custom-shape draw:style-name="gr4" draw:text-style-name="P1" xml:id="id1" draw:id="id1" draw:layer="layout" svg:width="7.4cm" svg:height="2.2cm" svg:x="11.6cm" svg:y="5.7cm">
          <text:p text:style-name="P1">ControlRouteSuit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8cm" svg:y1="11.9cm" svg:x2="15.3cm" svg:y2="7.9cm" draw:start-shape="id4" draw:start-glue-point="5" draw:end-shape="id1" svg:d="m15800 11900c0-2998-500-999-500-4000" svg:viewBox="0 0 501 4001">
          <text:p/>
        </draw:connector>
        <draw:frame draw:style-name="gr5" draw:text-style-name="P3" draw:layer="layout" svg:width="5.5cm" svg:height="2.471cm" svg:x="10cm" svg:y="8.929cm">
          <draw:text-box>
            <text:p><text:span text:style-name="T2">M_LOADING_GAUGE</text:span></text:p>
            <text:p><text:span text:style-name="T2">M_AXLELOADCAT</text:span></text:p>
            <text:p><text:span text:style-name="T2">M_VOLTAGE</text:span></text:p>
            <text:p><text:span text:style-name="T2">NID_CTRACTION</text:span></text:p>
          </draw:text-box>
        </draw:frame>
        <draw:frame draw:style-name="gr6" draw:text-style-name="P3" draw:layer="layout" svg:width="5.5cm" svg:height="2.471cm" svg:x="12.6cm" svg:y="3.2cm">
          <draw:text-box>
            <text:p><text:span text:style-name="T2">M_LINE_GAUGE,</text:span></text:p>
            <text:p><text:span text:style-name="T2">M_AXLELOADCAT,</text:span></text:p>
            <text:p><text:span text:style-name="T2">M_VOLTAGE,</text:span></text:p>
            <text:p><text:span text:style-name="T2">NID_CTRACTION</text:span></text:p>
          </draw:text-box>
        </draw:frame>
        <draw:connector draw:style-name="gr3" draw:text-style-name="P1" draw:layer="layout" draw:type="curve" svg:x1="12.701cm" svg:y1="2.993cm" svg:x2="12.683cm" svg:y2="6.022cm" draw:start-shape="id5" draw:start-glue-point="7" draw:end-shape="id1" draw:end-glue-point="5" svg:d="m12701 2993c0 2262-18 748-18 3029" svg:viewBox="0 0 19 3030">
          <text:p/>
        </draw:connector>
        <draw:frame draw:style-name="gr7" draw:text-style-name="P4" draw:layer="layout" svg:width="10.9cm" svg:height="1.673cm" svg:x="18.2cm" svg:y="7.227cm">
          <draw:text-box>
            <text:p><text:span text:style-name="T3">EOA, SvL and ReleaseSpeed based on ClosestUnsuitabilityLocation</text:span></text:p>
          </draw:text-box>
        </draw:frame>
        <draw:frame draw:style-name="gr8" draw:text-style-name="P4" draw:layer="layout" svg:width="6.1cm" svg:height="0.962cm" svg:x="18cm" svg:y="5.2cm">
          <draw:text-box>
            <text:p><text:span text:style-name="T3">ListOfUnsuitabilities</text:span></text:p>
          </draw:text-box>
        </draw:frame>
        <draw:custom-shape draw:style-name="gr9" draw:text-style-name="P2" xml:id="id2" draw:id="id2" draw:layer="layout" svg:width="9cm" svg:height="2.1cm" svg:x="19.2cm" svg:y="10.4cm">
          <text:p text:style-name="P1"><text:span text:style-name="T1">PerformTrainProtection 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8cm" svg:y1="11.9cm" svg:x2="10.6cm" svg:y2="11.95cm" draw:start-shape="id4" draw:start-glue-point="5" draw:end-shape="id6" draw:end-glue-point="10" svg:d="m15800 11900c0-751-1950-626-2762-426s-487 476-2438 476" svg:viewBox="0 0 5201 630">
          <text:p/>
        </draw:connector>
        <draw:frame draw:style-name="gr10" draw:text-style-name="P4" draw:layer="layout" svg:width="3.3cm" svg:height="0.962cm" svg:x="2.4cm" svg:y="8.3cm">
          <draw:text-box>
            <text:p><text:span text:style-name="T3">Packet11</text:span></text:p>
          </draw:text-box>
        </draw:frame>
        <draw:custom-shape draw:style-name="gr2" draw:text-style-name="P2" xml:id="id6" draw:id="id6" draw:layer="layout" svg:width="9.4cm" svg:height="2.9cm" svg:x="1.2cm" svg:y="10.5cm">
          <text:p text:style-name="P1"><text:span text:style-name="T1">Function responsible for</text:span></text:p>
          <text:p text:style-name="P1"><text:span text:style-name="T1">sending packets to Trackside 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8.6cm" svg:y1="1cm" svg:x2="1cm" svg:y2="6.6cm">
          <text:p/>
        </draw:line>
        <draw:custom-shape draw:style-name="gr2" draw:text-style-name="P2" xml:id="id5" draw:id="id5" draw:layer="layout" svg:width="12.3cm" svg:height="2.1cm" svg:x="10.9cm" svg:y="1.2cm">
          <text:p text:style-name="P1"><text:span text:style-name="T1">FilterInformationFromERTMSTrackside 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xml:id="id7" draw:id="id7" draw:layer="layout" svg:width="6.9cm" svg:height="0.963cm" svg:x="1.1cm" svg:y="0.937cm">
          <draw:text-box>
            <text:p><text:span text:style-name="T4">Packet70 / Packet 207</text:span></text:p>
          </draw:text-box>
        </draw:frame>
        <draw:frame draw:style-name="gr12" draw:text-style-name="P5" draw:layer="layout" svg:width="3.5cm" svg:height="0.963cm" draw:transform="rotate (0.616275758879198) translate (1.8cm 4.623cm)">
          <draw:text-box>
            <text:p><text:span text:style-name="T5">Trackside</text:span></text:p>
          </draw:text-box>
        </draw:frame>
        <draw:connector draw:style-name="gr3" draw:text-style-name="P1" draw:layer="layout" draw:type="curve" draw:line-skew="0.113cm 0.378cm" svg:x1="4.55cm" svg:y1="1.9cm" svg:x2="10.9cm" svg:y2="2.25cm" draw:start-shape="id7" draw:start-glue-point="2" draw:end-shape="id5" draw:end-glue-point="6" svg:d="m4550 1900c0 919 2639 766 3825 623s917-273 2525-273" svg:viewBox="0 0 6351 732">
          <text:p/>
        </draw:connector>
        <draw:frame draw:style-name="gr12" draw:text-style-name="P5" draw:layer="layout" svg:width="4.2cm" svg:height="0.963cm" draw:transform="rotate (0.638092374529127) translate (2.453cm 5.626cm)">
          <draw:text-box>
            <text:p><text:span text:style-name="T5">EVC Kernel</text:span></text:p>
          </draw:text-box>
        </draw:frame>
        <draw:connector draw:style-name="gr3" draw:text-style-name="P1" draw:layer="layout" draw:type="curve" svg:x1="2.576cm" svg:y1="10.924cm" svg:x2="1.467cm" svg:y2="5.387cm" draw:start-shape="id6" draw:start-glue-point="5" svg:d="m2576 10924c0-4846-1109-2078-1109-5537" svg:viewBox="0 0 1110 5538">
          <text:p/>
        </draw:connector>
        <draw:custom-shape draw:style-name="gr2" draw:text-style-name="P6" xml:id="id8" draw:id="id8" draw:layer="layout" svg:width="4.5cm" svg:height="1.9cm" svg:x="6.1cm" svg:y="4.3cm">
          <text:p text:style-name="P6"><text:span text:style-name="T6">Compute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35cm" svg:y1="6.2cm" svg:x2="11.6cm" svg:y2="6.8cm" draw:start-shape="id8" draw:start-glue-point="8" draw:end-shape="id1" draw:end-glue-point="6" svg:d="m8350 6200c0 400 1083 600 3250 600" svg:viewBox="0 0 3251 601">
          <text:p/>
        </draw:connector>
        <draw:frame draw:style-name="gr10" draw:text-style-name="P4" draw:layer="layout" svg:width="2.1cm" svg:height="0.962cm" svg:x="8.8cm" svg:y="6.7cm">
          <draw:text-box>
            <text:p><text:span text:style-name="T3">M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4T14:45:16.81</meta:creation-date>
    <dc:date>2013-11-06T16:47:42</dc:date>
    <meta:editing-duration>PT7H52M39S</meta:editing-duration>
    <meta:editing-cycles>17</meta:editing-cycles>
    <meta:generator>LibreOffice/4.0.2.2$Linux_X86_64 LibreOffice_project/400m0$Build-2</meta:generator>
    <dc:creator>Yoann Guyot</dc:creator>
    <meta:document-statistic meta:object-count="25"/>
  </office:meta>
</office:document-meta>
</file>